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paragraph-rsid="0013772a"/>
    </style:style>
    <style:style style:name="P3" style:family="paragraph" style:parent-style-name="Standard">
      <style:text-properties officeooo:paragraph-rsid="00148dc0"/>
    </style:style>
    <style:style style:name="P4" style:family="paragraph" style:parent-style-name="Standard">
      <style:text-properties officeooo:paragraph-rsid="00250a04"/>
    </style:style>
    <style:style style:name="P5" style:family="paragraph" style:parent-style-name="Standard">
      <style:text-properties officeooo:paragraph-rsid="0026ce30"/>
    </style:style>
    <style:style style:name="P6" style:family="paragraph" style:parent-style-name="Standard">
      <style:text-properties officeooo:paragraph-rsid="002ec475"/>
    </style:style>
    <style:style style:name="P7" style:family="paragraph" style:parent-style-name="Standard">
      <style:text-properties officeooo:paragraph-rsid="002fe4c3"/>
    </style:style>
    <style:style style:name="P8" style:family="paragraph" style:parent-style-name="Standard">
      <style:text-properties officeooo:paragraph-rsid="0034f14d"/>
    </style:style>
    <style:style style:name="P9" style:family="paragraph" style:parent-style-name="Standard">
      <style:text-properties officeooo:paragraph-rsid="0037f86b"/>
    </style:style>
    <style:style style:name="P10" style:family="paragraph" style:parent-style-name="Standard">
      <style:text-properties officeooo:paragraph-rsid="0040f0cd"/>
    </style:style>
    <style:style style:name="P11" style:family="paragraph" style:parent-style-name="Standard">
      <style:text-properties officeooo:paragraph-rsid="0047c67d"/>
    </style:style>
    <style:style style:name="P12" style:family="paragraph" style:parent-style-name="Standard">
      <style:text-properties officeooo:paragraph-rsid="004cf16c"/>
    </style:style>
    <style:style style:name="P13" style:family="paragraph" style:parent-style-name="Standard">
      <style:text-properties officeooo:rsid="0003db40" officeooo:paragraph-rsid="0004fad1"/>
    </style:style>
    <style:style style:name="P14" style:family="paragraph" style:parent-style-name="Standard">
      <style:text-properties officeooo:rsid="00137426" officeooo:paragraph-rsid="0013772a"/>
    </style:style>
    <style:style style:name="P15" style:family="paragraph" style:parent-style-name="Standard">
      <style:text-properties officeooo:rsid="0019691b" officeooo:paragraph-rsid="00250a04"/>
    </style:style>
    <style:style style:name="P16" style:family="paragraph" style:parent-style-name="Standard">
      <style:text-properties officeooo:rsid="004b9362" officeooo:paragraph-rsid="0047c67d"/>
    </style:style>
    <style:style style:name="P17" style:family="paragraph" style:parent-style-name="Standard">
      <style:text-properties officeooo:rsid="005133b4" officeooo:paragraph-rsid="004cf16c"/>
    </style:style>
    <style:style style:name="P18" style:family="paragraph" style:parent-style-name="Standard">
      <style:text-properties officeooo:rsid="00519610" officeooo:paragraph-rsid="00519610"/>
    </style:style>
    <style:style style:name="P19" style:family="paragraph" style:parent-style-name="Standard">
      <style:text-properties officeooo:rsid="00538f07" officeooo:paragraph-rsid="00538f07"/>
    </style:style>
    <style:style style:name="P20" style:family="paragraph" style:parent-style-name="Standard">
      <style:text-properties officeooo:paragraph-rsid="005426b6"/>
    </style:style>
    <style:style style:name="P21" style:family="paragraph" style:parent-style-name="Standard">
      <style:text-properties officeooo:rsid="002c020f" officeooo:paragraph-rsid="005426b6"/>
    </style:style>
    <style:style style:name="P22" style:family="paragraph" style:parent-style-name="Standard">
      <style:text-properties officeooo:rsid="002c9c6b" officeooo:paragraph-rsid="0037f86b"/>
    </style:style>
    <style:style style:name="T1" style:family="text">
      <style:text-properties officeooo:rsid="0003db40"/>
    </style:style>
    <style:style style:name="T2" style:family="text">
      <style:text-properties officeooo:rsid="0004fad1"/>
    </style:style>
    <style:style style:name="T3" style:family="text">
      <style:text-properties officeooo:rsid="0010832c"/>
    </style:style>
    <style:style style:name="T4" style:family="text">
      <style:text-properties officeooo:rsid="00120426"/>
    </style:style>
    <style:style style:name="T5" style:family="text">
      <style:text-properties officeooo:rsid="00123042"/>
    </style:style>
    <style:style style:name="T6" style:family="text">
      <style:text-properties officeooo:rsid="001299ba"/>
    </style:style>
    <style:style style:name="T7" style:family="text">
      <style:text-properties officeooo:rsid="00137426"/>
    </style:style>
    <style:style style:name="T8" style:family="text">
      <style:text-properties officeooo:rsid="0013772a"/>
    </style:style>
    <style:style style:name="T9" style:family="text">
      <style:text-properties officeooo:rsid="00148dc0"/>
    </style:style>
    <style:style style:name="T10" style:family="text">
      <style:text-properties officeooo:rsid="00163717"/>
    </style:style>
    <style:style style:name="T11" style:family="text">
      <style:text-properties officeooo:rsid="001787a5"/>
    </style:style>
    <style:style style:name="T12" style:family="text">
      <style:text-properties officeooo:rsid="0019691b"/>
    </style:style>
    <style:style style:name="T13" style:family="text">
      <style:text-properties officeooo:rsid="001a638b"/>
    </style:style>
    <style:style style:name="T14" style:family="text">
      <style:text-properties officeooo:rsid="001c5568"/>
    </style:style>
    <style:style style:name="T15" style:family="text">
      <style:text-properties officeooo:rsid="001c5a5c"/>
    </style:style>
    <style:style style:name="T16" style:family="text">
      <style:text-properties officeooo:rsid="001cc1fc"/>
    </style:style>
    <style:style style:name="T17" style:family="text">
      <style:text-properties officeooo:rsid="001cc2bf"/>
    </style:style>
    <style:style style:name="T18" style:family="text">
      <style:text-properties officeooo:rsid="001dddbe"/>
    </style:style>
    <style:style style:name="T19" style:family="text">
      <style:text-properties officeooo:rsid="001e5b65"/>
    </style:style>
    <style:style style:name="T20" style:family="text">
      <style:text-properties officeooo:rsid="001ed3f8"/>
    </style:style>
    <style:style style:name="T21" style:family="text">
      <style:text-properties officeooo:rsid="001f535e"/>
    </style:style>
    <style:style style:name="T22" style:family="text">
      <style:text-properties officeooo:rsid="0021986b"/>
    </style:style>
    <style:style style:name="T23" style:family="text">
      <style:text-properties officeooo:rsid="0022104e"/>
    </style:style>
    <style:style style:name="T24" style:family="text">
      <style:text-properties officeooo:rsid="0026ce30"/>
    </style:style>
    <style:style style:name="T25" style:family="text">
      <style:text-properties officeooo:rsid="0027c238"/>
    </style:style>
    <style:style style:name="T26" style:family="text">
      <style:text-properties officeooo:rsid="00290c3e"/>
    </style:style>
    <style:style style:name="T27" style:family="text">
      <style:text-properties officeooo:rsid="002b7d12"/>
    </style:style>
    <style:style style:name="T28" style:family="text">
      <style:text-properties officeooo:rsid="002c0063"/>
    </style:style>
    <style:style style:name="T29" style:family="text">
      <style:text-properties officeooo:rsid="002c020f"/>
    </style:style>
    <style:style style:name="T30" style:family="text">
      <style:text-properties officeooo:rsid="002c9c6b"/>
    </style:style>
    <style:style style:name="T31" style:family="text">
      <style:text-properties officeooo:rsid="002ec475"/>
    </style:style>
    <style:style style:name="T32" style:family="text">
      <style:text-properties officeooo:rsid="002f2540"/>
    </style:style>
    <style:style style:name="T33" style:family="text">
      <style:text-properties officeooo:rsid="002fe4c3"/>
    </style:style>
    <style:style style:name="T34" style:family="text">
      <style:text-properties officeooo:rsid="00300fbb"/>
    </style:style>
    <style:style style:name="T35" style:family="text">
      <style:text-properties officeooo:rsid="0031a60a"/>
    </style:style>
    <style:style style:name="T36" style:family="text">
      <style:text-properties officeooo:rsid="003373d3"/>
    </style:style>
    <style:style style:name="T37" style:family="text">
      <style:text-properties officeooo:rsid="0034f14d"/>
    </style:style>
    <style:style style:name="T38" style:family="text">
      <style:text-properties officeooo:rsid="00369d6e"/>
    </style:style>
    <style:style style:name="T39" style:family="text">
      <style:text-properties officeooo:rsid="00378cde"/>
    </style:style>
    <style:style style:name="T40" style:family="text">
      <style:text-properties officeooo:rsid="0037f86b"/>
    </style:style>
    <style:style style:name="T41" style:family="text">
      <style:text-properties officeooo:rsid="003af966"/>
    </style:style>
    <style:style style:name="T42" style:family="text">
      <style:text-properties officeooo:rsid="003cb98a"/>
    </style:style>
    <style:style style:name="T43" style:family="text">
      <style:text-properties officeooo:rsid="003d3b77"/>
    </style:style>
    <style:style style:name="T44" style:family="text">
      <style:text-properties officeooo:rsid="0040f0cd"/>
    </style:style>
    <style:style style:name="T45" style:family="text">
      <style:text-properties officeooo:rsid="004199ec"/>
    </style:style>
    <style:style style:name="T46" style:family="text">
      <style:text-properties officeooo:rsid="00439634"/>
    </style:style>
    <style:style style:name="T47" style:family="text">
      <style:text-properties officeooo:rsid="00447051"/>
    </style:style>
    <style:style style:name="T48" style:family="text">
      <style:text-properties officeooo:rsid="00463237"/>
    </style:style>
    <style:style style:name="T49" style:family="text">
      <style:text-properties officeooo:rsid="0047c67d"/>
    </style:style>
    <style:style style:name="T50" style:family="text">
      <style:text-properties officeooo:rsid="0048dcb7"/>
    </style:style>
    <style:style style:name="T51" style:family="text">
      <style:text-properties officeooo:rsid="004abf55"/>
    </style:style>
    <style:style style:name="T52" style:family="text">
      <style:text-properties officeooo:rsid="004b9362"/>
    </style:style>
    <style:style style:name="T53" style:family="text">
      <style:text-properties officeooo:rsid="004cf16c"/>
    </style:style>
    <style:style style:name="T54" style:family="text">
      <style:text-properties officeooo:rsid="004f9258"/>
    </style:style>
    <style:style style:name="T55" style:family="text">
      <style:text-properties officeooo:rsid="005133b4"/>
    </style:style>
    <style:style style:name="T56" style:family="text">
      <style:text-properties officeooo:rsid="00534a6c"/>
    </style:style>
    <style:style style:name="T57" style:family="text">
      <style:text-properties officeooo:rsid="00542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B104</text:span><text:span text:style-name="T1">, </text:span><text:span text:style-name="T4">21</text:span><text:span text:style-name="T3">.11.2012, </text:span><text:span text:style-name="T1">1</text:span><text:span text:style-name="T2">2</text:span><text:span text:style-name="T1">:</text:span><text:span text:style-name="T6">45</text:span><text:span text:style-name="T1"> – </text:span><text:span text:style-name="T56">13:45</text:span></text:p>
      <text:p text:style-name="P13"/>
      <text:p text:style-name="P2"><text:span text:style-name="T8">- </text:span><text:span text:style-name="T39">P</text:span><text:span text:style-name="T8">roject planin pitäisi olla valmis, kurssihenkilökunnalta vaaditaan vielä palautetta aikataulusta</text:span></text:p>
      <text:p text:style-name="P14"/>
      <text:p text:style-name="P3"><text:span text:style-name="T7">- </text:span><text:span text:style-name="T39">T</text:span><text:span text:style-name="T8">aululle yksinkertainen UI-esimerkki, jossa käyttötapauksia mietitty</text:span></text:p>
      <text:p text:style-name="P4"><text:span text:style-name="T9"><text:s text:c="2"/>- </text:span><text:span text:style-name="T39">V</text:span><text:span text:style-name="T10">asemmalta collapse/expand, status, </text:span><text:span text:style-name="T11">polku/tiedosto, </text:span><text:span text:style-name="T12">uusi manuaalinen riippuvuus, riippuvuudet, "</text:span><text:span text:style-name="T43">used in"</text:span><text:span text:style-name="T12"><text:line-break/> <text:s/>- </text:span><text:span text:style-name="T39">M</text:span><text:span text:style-name="T12">anuaaliset ja automaattiset riippuvuudet eri värillä</text:span></text:p>
      <text:p text:style-name="P15"/>
      <text:p text:style-name="P20"><text:span text:style-name="T12">- </text:span><text:span text:style-name="T39">M</text:span><text:span text:style-name="T12">anuaalinen </text:span><text:span text:style-name="T57">riippuvuus</text:span><text:span text:style-name="T12"> pitää voida valita jotta se voidaan poistaa</text:span></text:p>
      <text:p text:style-name="P20"><text:span text:style-name="T8">- </text:span><text:span text:style-name="T39">T</text:span><text:span text:style-name="T8">imolta kysytään </text:span><text:span text:style-name="T9">manuaalisen riippuvuuden valinnan toteutukseen mielipidettä</text:span></text:p>
      <text:p text:style-name="P20"><text:span text:style-name="T9"><text:line-break/></text:span><text:span text:style-name="T12">- </text:span><text:span text:style-name="T39">M</text:span><text:span text:style-name="T12">anuaali</text:span><text:span text:style-name="T13">sta ei voi muuttaa, vanha pitää poistaa ja tehdä uusi. </text:span><text:span text:style-name="T15">Tai sitten ei</text:span><text:span text:style-name="T14">.</text:span></text:p>
      <text:p text:style-name="P3"><text:span text:style-name="T16">- </text:span><text:span text:style-name="T39">M</text:span><text:span text:style-name="T16">itä jos koittaa tehdä uuden samanlaisen dependencyn? Estääkö suoraan tekemisen vai </text:span><text:span text:style-name="T17">ilmoittaako vasta kun tehty</text:span></text:p>
      <text:p text:style-name="P3"><text:span text:style-name="T17">- </text:span><text:span text:style-name="T39">M</text:span><text:span text:style-name="T18">iten valitaan tehdäänkö yksisuuntainen dependency vai yksisuuntainen? </text:span><text:span text:style-name="T19">Checkboxi </text:span><text:span text:style-name="T25">(sarakkeen otsikon </text:span><text:span text:style-name="T26">tilalla?)</text:span><text:span text:style-name="T19"> jolla valitaan vai shif</text:span><text:span text:style-name="T37">t?</text:span></text:p>
      <text:p text:style-name="P3"><text:span text:style-name="T20">- </text:span><text:span text:style-name="T39">T</text:span><text:span text:style-name="T20">ehdäänkö riippuvuus vetämällä vai </text:span><text:span text:style-name="T21">klikkaamalla </text:span><text:span text:style-name="T22">kaksi kertaa</text:span><text:span text:style-name="T21">? </text:span><text:span text:style-name="T23">Kahden klikkauksen toimii ehkä paremmin.</text:span></text:p>
      <text:p text:style-name="P8"><text:span text:style-name="T37">- Esim. Shift pohjassa useampia manuaalisia yhteyksiä peräkkäin, alkaen samasta alkupisteestä. </text:span><text:span text:style-name="T38">Shiftiä ei siis riippuvuuden tyypin valintaan.</text:span></text:p>
      <text:p text:style-name="P5"><text:span text:style-name="T24">- </text:span><text:span text:style-name="T39">J</text:span><text:span text:style-name="T27">os tehdään erilainen nuoli samojen välille, </text:span><text:span text:style-name="T28">manuaalisesti tehdyt yhdistetään </text:span><text:span text:style-name="T29">mutta automaattisia ei</text:span></text:p>
      <text:p text:style-name="P6"><text:span text:style-name="T31">- </text:span><text:span text:style-name="T39">K</text:span><text:span text:style-name="T31">aksisuuntainen riippuvuus estää</text:span><text:span text:style-name="T32"> yksisuuntaisen</text:span><text:span text:style-name="T31"> tekemisen</text:span></text:p>
      <text:p text:style-name="P7"><text:span text:style-name="T33">- Kuvaus </text:span><text:span text:style-name="T34">manuaaliselle riippuvuudelle. </text:span><text:span text:style-name="T35">Kun riippuvuus luodaan, se valitaan automaattisesti ja tekstilaatikkoon voi kirjoittaa kuvauksen. </text:span><text:span text:style-name="T36">Kuvaus näkyy tooltippinä kun hiiren vie päälle.</text:span></text:p>
      <text:p text:style-name="P9"><text:span text:style-name="T40">- Lisäks</text:span><text:span text:style-name="T41">i esim. Valinta nuolelle onko kaksisuuntainen vai ei. </text:span><text:span text:style-name="T42">Toteutusta pitää miettiä</text:span></text:p>
      <text:p text:style-name="P21"/>
      <text:p text:style-name="P20"><text:span text:style-name="T29">- </text:span><text:span text:style-name="T39">K</text:span><text:span text:style-name="T30">ysytään </text:span><text:span text:style-name="T39">T</text:span><text:span text:style-name="T30">imolta mitä used in -sarake tarkoittaa</text:span></text:p>
      <text:p text:style-name="P22"/>
      <text:p text:style-name="P10"><text:span text:style-name="T44">- </text:span><text:span text:style-name="T45">Tiedostojen skannaamisessa kaksi eri käyttötapausta: </text:span><text:span text:style-name="T46">Dependencyjen rakentaminen ja </text:span><text:span text:style-name="T47">muutoksien skannaaminen. Mahdollisuus skannata </text:span><text:span text:style-name="T48">dependencyt uusiksi (ja/tai lisätä uusia tiedostoja)</text:span><text:span text:style-name="T47"> ja nappi muutoksien skannaamiselle.</text:span></text:p>
      <text:p text:style-name="P11"><text:span text:style-name="T49">- Erillinen </text:span><text:span text:style-name="T52">alue</text:span><text:span text:style-name="T49"> filttereille. </text:span><text:span text:style-name="T50">Automaattiset/manuaaliset dependencyt, </text:span><text:span text:style-name="T51">ulkoiset tiedostot ja status. </text:span><text:span text:style-name="T52">Taulukon viereen vai yläpuolelle?</text:span></text:p>
      <text:p text:style-name="P16"/>
      <text:p text:style-name="P12"><text:span text:style-name="T53">- Ulkoiset riippuvuudet alimpana, </text:span><text:span text:style-name="T54">näytetään vain tiedostonimi. Voidaan antaa polku, jo</text:span><text:span text:style-name="T55">lloin "ylennetään" normaaliksi tiedostoksi.</text:span></text:p>
      <text:p text:style-name="P17"/>
      <text:p text:style-name="P18">- Nuolen suunta, onko "tiedosto riippuu näistä tiedostoista" vai "tiedosto vaikuttaa näihin tiedostoihin"? Eka parempi ryhmän mielestä.</text:p>
      <text:p text:style-name="P18"/>
      <text:p text:style-name="P19">- Huomenna miitti timon kanssa 16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S</meta:editing-duration>
    <meta:editing-cycles>69</meta:editing-cycles>
    <meta:generator>LibreOffice/3.6$Windows_x86 LibreOffice_project/da8c1e6-fd468f4-454e206-f42a4a9-143cfd</meta:generator>
    <dc:date>2012-11-27T17:24:25.16</dc:date>
    <meta:document-statistic meta:table-count="0" meta:image-count="0" meta:object-count="0" meta:page-count="1" meta:paragraph-count="21" meta:word-count="270" meta:character-count="2222" meta:non-whitespace-character-count="1968"/>
    <meta:user-defined meta:name="Info 1"/>
    <meta:user-defined meta:name="Info 2"/>
    <meta:user-defined meta:name="Info 3"/>
    <meta:user-defined meta:name="Info 4"/>
  </office:meta>
</office:document-meta>
</file>